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1c1c33" officeooo:paragraph-rsid="001c1c33" style:font-size-asian="12pt"/>
    </style:style>
    <style:style style:name="P7" style:family="paragraph" style:parent-style-name="Standard">
      <style:text-properties fo:font-size="12pt" officeooo:rsid="001c1c33" officeooo:paragraph-rsid="001c1c33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1c33" officeooo:paragraph-rsid="001c1c33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f007" officeooo:paragraph-rsid="001df007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f8548" officeooo:paragraph-rsid="001f8548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0caad" officeooo:paragraph-rsid="0020caad" style:font-size-asian="12pt" style:font-name-complex="Helvetica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36b9a" officeooo:paragraph-rsid="00236b9a" style:font-size-asian="12pt" style:font-name-complex="Helvetica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4d164" officeooo:paragraph-rsid="0024d164" style:font-size-asian="12pt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523a8" officeooo:paragraph-rsid="002523a8" style:font-size-asian="12pt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 style:list-style-name="L1">
      <style:paragraph-properties style:snap-to-layout-grid="false"/>
      <style:text-properties style:font-name="Helvetica" fo:font-size="12pt" fo:font-weight="bold" officeooo:rsid="0028be76" officeooo:paragraph-rsid="0028be76" style:font-size-asian="12pt" style:font-weight-asian="bold" style:font-name-complex="Helvetica"/>
    </style:style>
    <style:style style:name="P21" style:family="paragraph" style:parent-style-name="Standard" style:list-style-name="L2">
      <style:paragraph-properties style:snap-to-layout-grid="false"/>
      <style:text-properties style:font-name="Helvetica" fo:font-size="12pt" fo:font-weight="bold" officeooo:rsid="0028be76" officeooo:paragraph-rsid="0028be76" style:font-size-asian="12pt" style:font-weight-asian="bold" style:font-name-complex="Helvetica"/>
    </style:style>
    <style:style style:name="P22" style:family="paragraph" style:parent-style-name="Standard" style:list-style-name="L3">
      <style:paragraph-properties style:snap-to-layout-grid="false"/>
      <style:text-properties style:font-name="Helvetica" fo:font-size="12pt" fo:font-weight="bold" officeooo:rsid="0028be76" officeooo:paragraph-rsid="0028be76" style:font-size-asian="12pt" style:font-weight-asian="bold" style:font-name-complex="Helvetica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8be76" officeooo:paragraph-rsid="0028be76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8be76" officeooo:paragraph-rsid="002a5cfb" style:font-size-asian="12pt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28be76" officeooo:paragraph-rsid="0028be76" style:font-name-complex="Helvetica"/>
    </style:style>
    <style:style style:name="P26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7" style:family="paragraph" style:parent-style-name="Heading_20_1">
      <style:text-properties fo:font-weight="bold" style:font-weight-asian="bold"/>
    </style:style>
    <style:style style:name="P28" style:family="paragraph" style:parent-style-name="Heading_20_1">
      <style:paragraph-properties style:snap-to-layout-grid="false"/>
      <style:text-properties fo:font-weight="bold" style:font-weight-asian="bold"/>
    </style:style>
    <style:style style:name="P29" style:family="paragraph" style:parent-style-name="Heading_20_1">
      <style:text-properties style:font-name="Helvetica" style:font-name-complex="Helvetica"/>
    </style:style>
    <style:style style:name="P30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1" style:family="paragraph" style:parent-style-name="Heading_20_3">
      <style:paragraph-properties style:snap-to-layout-grid="false"/>
      <style:text-properties fo:font-weight="bold" style:font-weight-asian="bold"/>
    </style:style>
    <style:style style:name="P32" style:family="paragraph" style:parent-style-name="Heading_20_3">
      <style:paragraph-properties fo:text-align="center" style:justify-single-word="false"/>
      <style:text-properties officeooo:rsid="001c1c33" officeooo:paragraph-rsid="001c1c33"/>
    </style:style>
    <style:style style:name="P33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c841f"/>
    </style:style>
    <style:style style:name="T2" style:family="text">
      <style:text-properties officeooo:rsid="001f8548"/>
    </style:style>
    <style:style style:name="T3" style:family="text">
      <style:text-properties officeooo:rsid="00236b9a"/>
    </style:style>
    <style:style style:name="T4" style:family="text">
      <style:text-properties officeooo:rsid="0024d164"/>
    </style:style>
    <style:style style:name="T5" style:family="text">
      <style:text-properties officeooo:rsid="002523a8"/>
    </style:style>
    <style:style style:name="T6" style:family="text">
      <style:text-properties officeooo:rsid="0027561a"/>
    </style:style>
    <style:style style:name="T7" style:family="text">
      <style:text-properties officeooo:rsid="002a5cfb"/>
    </style:style>
    <style:style style:name="T8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6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8" text:outline-level="1"/>
          </table:table-cell>
          <table:table-cell table:style-name="Table1.A2" table:number-columns-spanned="2" office:value-type="string">
            <text:h text:style-name="P3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7" text:outline-level="1">Project</text:h>
          </table:table-cell>
          <table:table-cell table:style-name="Table1.A3" table:number-columns-spanned="3" office:value-type="string">
            <text:h text:style-name="P3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6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7.11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324726156652291402" text:style-name="L1">
              <text:list-item>
                <text:p text:style-name="P20">Setted up (definitely?) the personal environment</text:p>
              </text:list-item>
              <text:list-item>
                <text:p text:style-name="P20">Updated tasks for each group member</text:p>
              </text:list-item>
              <text:list-item>
                <text:p text:style-name="P20">Meeting with the customer, gathering some requirements, validating previous requirements</text:p>
              </text:list-item>
              <text:list-item>
                <text:p text:style-name="P20">Updated issues and milestones on github</text:p>
              </text:list-item>
              <text:list-item>
                <text:p text:style-name="P20">Start developing the math engine</text:p>
              </text:list-item>
              <text:list-item>
                <text:p text:style-name="P20">Created a local DB for make some tests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746617190598915348" text:style-name="L2">
              <text:list-item>
                <text:p text:style-name="P21">Create a high level structure for code and modules for the formulas (create macroblocks...still working on it)</text:p>
              </text:list-item>
              <text:list-item>
                <text:p text:style-name="P21">Problems in accessing on the remote VM to see the DB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4048919801642570769" text:style-name="L3">
              <text:list-item>
                <text:p text:style-name="P22">Continue the implementation of the math engine</text:p>
              </text:list-item>
              <text:list-item>
                <text:p text:style-name="P22">Assign other tasks to each other to arrive asap at the alpha prototype</text:p>
              </text:list-item>
              <text:list-item>
                <text:p text:style-name="P22">Meet customers to gather some other requirements and to report the status of the project</text:p>
              </text:list-item>
              <text:list-item>
                <text:p text:style-name="P22">Meet supervisors to report the status of the project and to discuss some managing stuff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3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9" text:outline-level="1">Monday</text:h>
          </table:table-cell>
          <table:table-cell table:style-name="Table4.A2" office:value-type="string">
            <text:p text:style-name="P16">3</text:p>
          </table:table-cell>
          <table:table-cell table:style-name="Table4.A2" office:value-type="string">
            <text:p text:style-name="P12">Group Meeting (1), Meeting Summary (0,5), <text:span text:style-name="T3">Setup environment(1,5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7">6</text:p>
          </table:table-cell>
          <table:table-cell table:style-name="Table4.A2" office:value-type="string">
            <text:p text:style-name="P12">Meeting with customers (2), Update Tasks (1), Meeting Agenda (0,5), Group Meeting (<text:span text:style-name="T1">1</text:span>), Customer Meeting Summary(<text:span text:style-name="T4">1</text:span><text:span text:style-name="T1">,</text:span>5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3">Meeting with supervisors (2), <text:span text:style-name="T2">Update issues and Milestones on github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8">1<text:span text:style-name="T6">2</text:span></text:p>
          </table:table-cell>
          <table:table-cell table:style-name="Table4.A2" office:value-type="string">
            <text:p text:style-name="P15"><text:span text:style-name="T4">Start develop </text:span>Math Engine <text:span text:style-name="T4">and think about calculations formulas <text:s/></text:span>(<text:span text:style-name="T5">1</text:span><text:span text:style-name="T6">2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4"><text:span text:style-name="T7">3</text:span></text:p>
          </table:table-cell>
          <table:table-cell table:style-name="Table4.A10" office:value-type="string">
            <text:p text:style-name="P23">Week Report (1), <text:span text:style-name="T7">Starting fixing Design Documentation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5">2<text:span text:style-name="T7">7</text:span></text:p>
          </table:table-cell>
          <table:table-cell table:style-name="Table4.A11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8T00:43:58.65</dc:date>
    <meta:print-date>1998-10-09T11:53:00</meta:print-date>
    <meta:editing-cycles>24</meta:editing-cycles>
    <meta:editing-duration>PT18M12S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48" meta:word-count="226" meta:character-count="1356" meta:non-whitespace-character-count="1189"/>
  </office:meta>
</office:document-meta>
</file>